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9028" officeooo:paragraph-rsid="00059028" style:font-weight-asian="bold" style:font-weight-complex="bold"/>
    </style:style>
    <style:style style:name="P2" style:family="paragraph" style:parent-style-name="Standard">
      <style:text-properties fo:font-weight="normal" officeooo:rsid="00059028" officeooo:paragraph-rsid="00059028" style:font-weight-asian="normal" style:font-weight-complex="normal"/>
    </style:style>
    <style:style style:name="P3" style:family="paragraph" style:parent-style-name="Standard">
      <style:text-properties fo:font-weight="normal" officeooo:rsid="00059028" officeooo:paragraph-rsid="00059028" style:font-weight-asian="normal" style:font-weight-complex="normal"/>
    </style:style>
    <style:style style:name="P4" style:family="paragraph" style:parent-style-name="Standard">
      <style:text-properties fo:font-weight="bold" officeooo:rsid="00059028" officeooo:paragraph-rsid="000590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38da" style:font-weight-asian="normal" style:font-weight-complex="normal"/>
    </style:style>
    <style:style style:name="T3" style:family="text">
      <style:text-properties fo:font-weight="normal" officeooo:rsid="000ba10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lhamento das Informações</text:p>
      <text:p text:style-name="P2"/>
      <text:p text:style-name="P1"><text:span text:style-name="T2">Dados aleatórios foram criados, a partir de exemplos estudados de outras cantinas. </text:span><text:span text:style-name="T3">Foi verificado também a insatisfação dos usuários com o modelo atual de vendas das cantinas disponíveis no mercado, onde a compra via cartão de crédito se torna trabalhosa e depende da mão de obra humana. Baseando nisso, o nosso modelo foi desenvolvido para atuar como as estações de vendas disponíveis nos cinemas dos shoppings.</text:span></text:p>
      <text:p text:style-name="P1"><text:span text:style-name="T3"/></text:p>
      <text:p text:style-name="P1"><text:span text:style-name="T1">Fontes:</text:span></text:p>
      <text:p text:style-name="P2"><text:tab/>Aula de BD ministradas pelo professor.</text:p>
      <text:p text:style-name="P1"><text:span text:style-name="T1"><text:tab/></text:span><text:a xlink:type="simple" xlink:href="https://sistemas.riopomba.ifsudestemg.edu.br/dcc/materiais/833034638_apostila-sql.PDF" text:style-name="Internet_20_link" text:visited-style-name="Visited_20_Internet_20_Link"><text:span text:style-name="T1">https://sistemas.riopomba.ifsudestemg.edu.br/dcc/materiais/833034638_apostila-sql.PDF</text:span></text:a></text:p>
      <text:p text:style-name="P1"><text:span text:style-name="T1"><text:tab/></text:span><text:a xlink:type="simple" xlink:href="http://www.trainning.com.br/download/Apostila%20de%20SQL%20-%20Oracle%20(pt_BR).pdf" text:style-name="Internet_20_link" text:visited-style-name="Visited_20_Internet_20_Link"><text:span text:style-name="T1">http://www.trainning.com.br/download/Apostila%20de%20SQL%20-%20Oracle%20(pt_BR).pdf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52:08.858000000</meta:creation-date>
    <dc:date>2017-06-14T07:53:43.586000000</dc:date>
    <meta:editing-duration>PT28M16S</meta:editing-duration>
    <meta:editing-cycles>4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6" meta:word-count="78" meta:character-count="656" meta:non-whitespace-character-count="581"/>
  </office:meta>
</office:document-meta>
</file>